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Heading_20_3">
      <style:paragraph-properties fo:margin-left="0cm" fo:margin-right="0cm" fo:text-indent="0cm" style:auto-text-indent="false"/>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2"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List">
      <style:text-properties fo:color="#000000" style:font-name="Optima1" fo:font-size="10pt" style:font-name-asian="Tahoma4" style:font-size-asian="10pt" style:font-name-complex="Tahoma4" style:font-size-complex="10pt"/>
    </style:style>
    <style:style style:name="P16" style:family="paragraph" style:parent-style-name="Table_20_Contents">
      <style:text-properties style:font-name="Optima1" fo:font-size="10pt" fo:font-weight="bold" style:font-size-asian="10pt" style:font-weight-asian="bold" style:font-size-complex="10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fo:background-color="transparent" style:font-weight-asian="bold" style:font-weight-complex="bold"/>
    </style:style>
    <style:style style:name="P19" style:family="paragraph" style:parent-style-name="Table_20_Contents">
      <style:text-properties fo:font-weight="bold" fo:background-color="#ffff00" style:font-weight-asian="bold" style:font-weight-complex="bold"/>
    </style:style>
    <style:style style:name="P20" style:family="paragraph" style:parent-style-name="Table_20_Contents">
      <style:text-properties fo:background-color="transparent"/>
    </style:style>
    <style:style style:name="P21" style:family="paragraph" style:parent-style-name="Text_20_body">
      <style:text-properties style:font-name="Optima1" fo:font-size="10pt" style:font-size-asian="10pt" style:font-size-complex="10pt"/>
    </style:style>
    <style:style style:name="P22" style:family="paragraph" style:parent-style-name="Text_20_body">
      <style:text-properties style:use-window-font-color="true" style:font-name-asian="Helvetica" style:font-name-complex="Helvetica"/>
    </style:style>
    <style:style style:name="P23" style:family="paragraph" style:parent-style-name="Text_20_body">
      <style:paragraph-properties fo:text-align="start" style:justify-single-word="false"/>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Code">
      <style:text-properties style:font-name="Monaco1" fo:font-size="9pt" style:font-size-asian="9pt" style:font-size-complex="9pt"/>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fo:font-size="8pt" style:font-size-asian="8pt" style:font-size-complex="8pt"/>
    </style:style>
    <style:style style:name="P30" style:family="paragraph" style:parent-style-name="List">
      <style:paragraph-properties fo:margin-left="2.341cm" fo:margin-right="0cm" fo:text-indent="0cm" style:auto-text-indent="false"/>
    </style:style>
    <style:style style:name="P31" style:family="paragraph" style:parent-style-name="Text_20_body">
      <style:paragraph-properties fo:break-before="page"/>
    </style:style>
    <style:style style:name="P32" style:family="paragraph" style:parent-style-name="Text_20_body">
      <style:paragraph-properties fo:break-before="page"/>
      <style:text-properties style:use-window-font-color="true" style:font-name-asian="Helvetica" style:font-name-complex="Helvetica"/>
    </style:style>
    <style:style style:name="P33" style:family="paragraph" style:parent-style-name="List">
      <style:paragraph-properties fo:break-before="page"/>
    </style:style>
    <style:style style:name="P34" style:family="paragraph" style:parent-style-name="Heading_20_3">
      <style:paragraph-properties fo:break-before="page"/>
    </style:style>
    <style:style style:name="P35" style:family="paragraph" style:parent-style-name="Standard">
      <style:paragraph-properties fo:break-before="page"/>
    </style:style>
    <style:style style:name="P36" style:family="paragraph" style:parent-style-name="Code">
      <style:paragraph-properties fo:break-before="page"/>
      <style:text-properties fo:font-size="8pt" style:font-size-asian="8pt" style:font-size-complex="8pt"/>
    </style:style>
    <style:style style:name="P37" style:family="paragraph" style:parent-style-name="Contents_20_2">
      <style:paragraph-properties>
        <style:tab-stops>
          <style:tab-stop style:position="14.589cm" style:type="right" style:leader-style="dotted" style:leader-text="."/>
        </style:tab-stops>
      </style:paragraph-properties>
    </style:style>
    <style:style style:name="P3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9" style:family="paragraph" style:parent-style-name="Standard" style:master-page-name="Index">
      <style:paragraph-properties style:page-number="auto"/>
    </style:style>
    <style:style style:name="P40" style:family="paragraph" style:parent-style-name="Standard" style:list-style-name="L4">
      <style:paragraph-properties fo:margin-left="3.752cm" fo:margin-right="0cm" fo:text-indent="-0.635cm" style:auto-text-indent="false"/>
    </style:style>
    <style:style style:name="P41" style:family="paragraph" style:parent-style-name="Standard" style:list-style-name="L4">
      <style:paragraph-properties fo:margin-left="3.752cm" fo:margin-right="0cm" fo:text-align="start" style:justify-single-word="false" fo:text-indent="-0.635cm" style:auto-text-indent="false"/>
    </style:style>
    <style:style style:name="P42" style:family="paragraph" style:parent-style-name="Text_20_body" style:list-style-name="L7"/>
    <style:style style:name="P43" style:family="paragraph" style:parent-style-name="Text_20_body" style:list-style-name="L5">
      <style:paragraph-properties fo:margin-left="3.752cm" fo:margin-right="0cm" fo:text-indent="-0.635cm" style:auto-text-indent="false"/>
    </style:style>
    <style:style style:name="P44" style:family="paragraph" style:parent-style-name="Text_20_body" style:list-style-name="L7">
      <style:paragraph-properties fo:margin-left="3.752cm" fo:margin-right="0cm" fo:text-indent="-0.635cm" style:auto-text-indent="false"/>
    </style:style>
    <style:style style:name="P45" style:family="paragraph" style:parent-style-name="Text_20_body" style:list-style-name="L5">
      <style:paragraph-properties fo:margin-left="5.002cm" fo:margin-right="0cm" fo:text-indent="-0.635cm" style:auto-text-indent="false"/>
    </style:style>
    <style:style style:name="P46" style:family="paragraph" style:parent-style-name="List" style:list-style-name="L4"/>
    <style:style style:name="P47"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48"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49" style:family="paragraph" style:parent-style-name="List" style:list-style-name="L2">
      <style:paragraph-properties fo:margin-left="2.341cm" fo:margin-right="0cm" fo:text-indent="0cm" style:auto-text-indent="false"/>
    </style:style>
    <style:style style:name="P50" style:family="paragraph" style:parent-style-name="List" style:list-style-name="L3">
      <style:paragraph-properties fo:margin-left="2.341cm" fo:margin-right="0cm" fo:text-indent="0cm" style:auto-text-indent="false"/>
    </style:style>
    <style:style style:name="P51" style:family="paragraph" style:parent-style-name="List" style:list-style-name="L6">
      <style:paragraph-properties fo:margin-left="2.341cm" fo:margin-right="0cm" fo:text-indent="0cm" style:auto-text-indent="false"/>
    </style:style>
    <style:style style:name="P52" style:family="paragraph" style:parent-style-name="List" style:list-style-name="L7">
      <style:paragraph-properties fo:margin-left="2.341cm" fo:margin-right="0cm" fo:text-indent="0cm" style:auto-text-indent="false"/>
    </style:style>
    <style:style style:name="P53"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54" style:family="paragraph" style:parent-style-name="List" style:list-style-name="L7">
      <style:paragraph-properties fo:margin-left="2.341cm" fo:margin-right="0cm" fo:text-indent="0cm" style:auto-text-indent="false" fo:break-before="page"/>
    </style:style>
    <style:style style:name="P55" style:family="paragraph" style:parent-style-name="Heading_20_1" style:master-page-name="Standard">
      <style:paragraph-properties style:page-number="auto"/>
    </style:style>
    <style:style style:name="P56" style:family="paragraph" style:parent-style-name="Heading_20_2">
      <style:paragraph-properties fo:break-before="page"/>
    </style:style>
    <style:style style:name="P57" style:family="paragraph" style:parent-style-name="Heading_20_TOC" style:master-page-name="Index">
      <style:paragraph-properties style:page-number="1"/>
    </style:style>
    <style:style style:name="P58" style:family="paragraph" style:parent-style-name="Heading_20_4">
      <style:paragraph-properties fo:break-before="page"/>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6"/>
      <text:p text:style-name="P6"/>
      <text:p text:style-name="P6"/>
      <text:p text:style-name="P6"/>
      <text:p text:style-name="P8"/>
      <text:p text:style-name="P10">PacketFence<text:line-break/> – version 1.8.7</text:p>
      <text:p text:style-name="P9">Administration Guide</text:p>
      <text:p text:style-name="P6"/>
      <text:p text:style-name="P39">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5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text:a xlink:type="simple" xlink:href="#1.About this Guide|outline" text:style-name="Index_20_Link" text:visited-style-name="Index_20_Link">Chapter 1<text:tab/>About this Guide <text:s text:c="2"/><text:tab/>3</text:a></text:p>
          <text:p text:style-name="P37"><text:a xlink:type="simple" xlink:href="#1.1.Other sources of information|outline" text:style-name="Index_20_Link" text:visited-style-name="Index_20_Link">Other sources of information <text:s text:c="2"/><text:tab/>3</text:a></text:p>
          <text:p text:style-name="P38"><text:a xlink:type="simple" xlink:href="#2.Introduction|outline" text:style-name="Index_20_Link" text:visited-style-name="Index_20_Link">Chapter 2<text:tab/>Introduction <text:s text:c="2"/><text:tab/>4</text:a></text:p>
          <text:p text:style-name="P38"><text:a xlink:type="simple" xlink:href="#3.Administration Tools|outline" text:style-name="Index_20_Link" text:visited-style-name="Index_20_Link">Chapter 3<text:tab/>Administration Tools <text:s text:c="2"/><text:tab/>6</text:a></text:p>
          <text:p text:style-name="P37"><text:a xlink:type="simple" xlink:href="#3.1.pfcmd|outline" text:style-name="Index_20_Link" text:visited-style-name="Index_20_Link">pfcmd <text:s text:c="2"/><text:tab/>6</text:a></text:p>
          <text:p text:style-name="P37"><text:a xlink:type="simple" xlink:href="#3.2.pfcmd_vlan|outline" text:style-name="Index_20_Link" text:visited-style-name="Index_20_Link">pfcmd_vlan <text:s text:c="2"/><text:tab/>8</text:a></text:p>
          <text:p text:style-name="P37"><text:a xlink:type="simple" xlink:href="#3.3.Web Admin GUI|outline" text:style-name="Index_20_Link" text:visited-style-name="Index_20_Link">Web Admin GUI <text:s text:c="2"/><text:tab/>10</text:a></text:p>
          <text:p text:style-name="P38"><text:a xlink:type="simple" xlink:href="#4.VLAN isolation |outline" text:style-name="Index_20_Link" text:visited-style-name="Index_20_Link">Chapter 4<text:tab/>VLAN isolation <text:s text:c="3"/><text:tab/>11</text:a></text:p>
          <text:p text:style-name="P37"><text:a xlink:type="simple" xlink:href="#4.1.Introduction|outline" text:style-name="Index_20_Link" text:visited-style-name="Index_20_Link">Introduction <text:s text:c="2"/><text:tab/>11</text:a></text:p>
          <text:p text:style-name="P37"><text:a xlink:type="simple" xlink:href="#4.2.Supported Switches, Access points and Controllers|outline" text:style-name="Index_20_Link" text:visited-style-name="Index_20_Link">Supported Switches, Access points and Controllers <text:s text:c="2"/><text:tab/>13</text:a></text:p>
          <text:p text:style-name="P37"><text:a xlink:type="simple" xlink:href="#4.3.Command-Line Interface: Telnet and SSH|outline" text:style-name="Index_20_Link" text:visited-style-name="Index_20_Link">Command-Line Interface: Telnet and SSH <text:s text:c="2"/><text:tab/>14</text:a></text:p>
          <text:p text:style-name="P37"><text:a xlink:type="simple" xlink:href="#4.5.SNMP v1, v2c and v3|outline" text:style-name="Index_20_Link" text:visited-style-name="Index_20_Link">SNMP v1, v2c and v3 <text:s text:c="2"/><text:tab/>15</text:a></text:p>
          <text:p text:style-name="P37"><text:a xlink:type="simple" xlink:href="#4.6.Switch Configuration|outline" text:style-name="Index_20_Link" text:visited-style-name="Index_20_Link">Switch Configuration <text:s text:c="2"/><text:tab/>17</text:a></text:p>
          <text:p text:style-name="P37"><text:a xlink:type="simple" xlink:href="#4.7.Routing, DHCPd and BIND|outline" text:style-name="Index_20_Link" text:visited-style-name="Index_20_Link">Routing, DHCPd and BIND <text:s text:c="2"/><text:tab/>33</text:a></text:p>
          <text:p text:style-name="P38"><text:a xlink:type="simple" xlink:href="#5.Integration with wireless networks|outline" text:style-name="Index_20_Link" text:visited-style-name="Index_20_Link">Chapter 5<text:tab/>Integration with wireless networks <text:s text:c="2"/><text:tab/>35</text:a></text:p>
          <text:p text:style-name="P37"><text:a xlink:type="simple" xlink:href="#5.1.MAC Authentication|outline" text:style-name="Index_20_Link" text:visited-style-name="Index_20_Link">MAC Authentication <text:s text:c="2"/><text:tab/>35</text:a></text:p>
          <text:p text:style-name="P37"><text:a xlink:type="simple" xlink:href="#5.2.802.1x|outline" text:style-name="Index_20_Link" text:visited-style-name="Index_20_Link">802.1x <text:s text:c="2"/><text:tab/>38</text:a></text:p>
          <text:p text:style-name="P38"><text:a xlink:type="simple" xlink:href="#6.Blocking malicious activities with violations|outline" text:style-name="Index_20_Link" text:visited-style-name="Index_20_Link">Chapter 6<text:tab/>Blocking malicious activities with violations <text:s text:c="2"/><text:tab/>42</text:a></text:p>
          <text:p text:style-name="P38"><text:a xlink:type="simple" xlink:href="#7.Performance optimization|outline" text:style-name="Index_20_Link" text:visited-style-name="Index_20_Link">Chapter 7<text:tab/>Performance optimization <text:s text:c="2"/><text:tab/>45</text:a></text:p>
          <text:p text:style-name="P37"><text:a xlink:type="simple" xlink:href="#7.1.Snort signatures|outline" text:style-name="Index_20_Link" text:visited-style-name="Index_20_Link">Snort signatures <text:s text:c="2"/><text:tab/>45</text:a></text:p>
          <text:p text:style-name="P37"><text:a xlink:type="simple" xlink:href="#7.2.MySQL optimizations|outline" text:style-name="Index_20_Link" text:visited-style-name="Index_20_Link">MySQL optimizations <text:s text:c="2"/><text:tab/>45</text:a></text:p>
          <text:p text:style-name="P38"><text:a xlink:type="simple" xlink:href="#8.High availability|outline" text:style-name="Index_20_Link" text:visited-style-name="Index_20_Link">Chapter 8<text:tab/>High availability <text:s text:c="2"/><text:tab/>49</text:a></text:p>
          <text:p text:style-name="P37"><text:a xlink:type="simple" xlink:href="#8.1.Database|outline" text:style-name="Index_20_Link" text:visited-style-name="Index_20_Link">Database <text:s text:c="2"/><text:tab/>49</text:a></text:p>
          <text:p text:style-name="P37"><text:a xlink:type="simple" xlink:href="#8.2.Service startup using Heartbeat|outline" text:style-name="Index_20_Link" text:visited-style-name="Index_20_Link">Service startup using Heartbeat <text:s text:c="2"/><text:tab/>49</text:a></text:p>
          <text:p text:style-name="P38"><text:a xlink:type="simple" xlink:href="#9.Frequently Asked Questions|outline" text:style-name="Index_20_Link" text:visited-style-name="Index_20_Link">Chapter 9<text:tab/>Frequently Asked Questions <text:s text:c="2"/><text:tab/>50</text:a></text:p>
          <text:p text:style-name="P37"><text:soft-page-break/><text:a xlink:type="simple" xlink:href="#9.1.Services|outline" text:style-name="Index_20_Link" text:visited-style-name="Index_20_Link">Services <text:s text:c="2"/><text:tab/>50</text:a></text:p>
          <text:p text:style-name="P37"><text:a xlink:type="simple" xlink:href="#9.2.Web interface|outline" text:style-name="Index_20_Link" text:visited-style-name="Index_20_Link">Web interface <text:s text:c="2"/><text:tab/>50</text:a></text:p>
          <text:p text:style-name="P37"><text:a xlink:type="simple" xlink:href="#9.3.Switches|outline" text:style-name="Index_20_Link" text:visited-style-name="Index_20_Link">Switches <text:s text:c="2"/><text:tab/>51</text:a></text:p>
          <text:p text:style-name="P38"><text:a xlink:type="simple" xlink:href="#10.Additional Software|outline" text:style-name="Index_20_Link" text:visited-style-name="Index_20_Link">Chapter 10<text:tab/>Additional Software <text:s text:c="2"/><text:tab/>53</text:a></text:p>
          <text:p text:style-name="P37"><text:a xlink:type="simple" xlink:href="#10.1.Nessus|outline" text:style-name="Index_20_Link" text:visited-style-name="Index_20_Link">Nessus <text:s text:c="2"/><text:tab/>53</text:a></text:p>
          <text:p text:style-name="P37"><text:a xlink:type="simple" xlink:href="#10.2.Snort|outline" text:style-name="Index_20_Link" text:visited-style-name="Index_20_Link">Snort <text:s text:c="2"/><text:tab/>54</text:a></text:p>
          <text:p text:style-name="P37"><text:a xlink:type="simple" xlink:href="#10.3.Oinkmaster|outline" text:style-name="Index_20_Link" text:visited-style-name="Index_20_Link">Oinkmaster <text:s text:c="2"/><text:tab/>54</text:a></text:p>
          <text:p text:style-name="P38"><text:a xlink:type="simple" xlink:href="#11.Appendix A: Database Schema|outline" text:style-name="Index_20_Link" text:visited-style-name="Index_20_Link">Chapter 11<text:tab/>Appendix A: Database Schema <text:s text:c="2"/><text:tab/>55</text:a></text:p>
          <text:p text:style-name="P38"><text:a xlink:type="simple" xlink:href="#12.Appendix B: Configuration parameter reference|outline" text:style-name="Index_20_Link" text:visited-style-name="Index_20_Link">Chapter 12<text:tab/>Appendix B: Configuration parameter reference <text:s text:c="2"/><text:tab/>56</text:a></text:p>
          <text:p text:style-name="P38"><text:a xlink:type="simple" xlink:href="#13.Additional Information|outline" text:style-name="Index_20_Link" text:visited-style-name="Index_20_Link">Chapter 13<text:tab/>Additional Information <text:s text:c="2"/><text:tab/>77</text:a></text:p>
          <text:p text:style-name="P38"><text:a xlink:type="simple" xlink:href="#14.Commercial Support and Contact Information|outline" text:style-name="Index_20_Link" text:visited-style-name="Index_20_Link">Chapter 14<text:tab/>Commercial Support and Contact Information <text:s text:c="2"/><text:tab/>78</text:a></text:p>
          <text:p text:style-name="P38"><text:a xlink:type="simple" xlink:href="#15.GNU Free Documentation License|outline" text:style-name="Index_20_Link" text:visited-style-name="Index_20_Link">Chapter 15<text:tab/>GNU Free Documentation License <text:s text:c="2"/><text:tab/>79</text:a></text:p>
        </text:index-body>
      </text:table-of-content>
      <text:p text:style-name="Standard"/>
      <text:list xml:id="list1083402952" text:style-name="Outline">
        <text:list-item>
          <text:h text:style-name="P55"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1397561930"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566569662" text:continue-numbering="true" text:style-name="Outline">
        <text:list-item>
          <text:h text:style-name="Heading_20_1" text:outline-level="1">Introduction</text:h>
        </text:list-item>
      </text:list>
      <text:p text:style-name="P7">PacketFence is an open-source network access control (NAC).</text:p>
      <text:p text:style-name="P7">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3">❏<text:tab/>Web-based and command-line interfaces for management tasks</text:p>
      <text:p text:style-name="List"><text:span text:style-name="T7">❏<text:tab/></text:span><text:span text:style-name="T7"><office:annotation><dc:creator>Olivier Bilodeau</dc:creator><dc:date>2009-10-02T14:05:18</dc:date><text:p text:style-name="P59"><text:span text:style-name="T15">Faut rewordé cette section là, mettre de l'emphase sur VLAN et en enlever sur les autres modes (et p-e plus expliquer ARP)</text:span></text:p></office:annotation></text:span><text:span text:style-name="T3">Three different trapping mechanisms: ARP, DHCP and VLAN.</text:span></text:p>
      <text:list xml:id="list97268438" text:style-name="L1">
        <text:list-item>
          <text:p text:style-name="P47"><text:s/>ARP allows to much more control over policy violations, but requires that PacketFence has a local interface to all networks (must sit in front of the router).</text:p>
        </text:list-item>
        <text:list-item>
          <text:p text:style-name="P48"><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7"><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2"><text:soft-page-break/>❏<text:tab/>DHCP fingerprinting which can be used to automatically register VoIP phones, game consoles and more</text:p>
      <text:p text:style-name="P12">❏<text:tab/>VoIP support (even in heterogeneous environments) for multiple switch vendors (Cisco, Edge-Core, HP, LinkSys, Nortel Networks and many more)</text:p>
      <text:p text:style-name="P11"><text:span text:style-name="T7">❏<text:tab/>802.1X support through a </text:span><text:a xlink:type="simple" xlink:href="http://www.freeradius.org/"><text:span text:style-name="T8">FreeRADIUS</text:span></text:a><text:span text:style-name="T7"> module</text:span></text:p>
      <text:p text:style-name="P11"><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4"><text:span text:style-name="T2">PacketFence is developed by a community of developers located mainly in North America. More information can be found on </text:span><text:a xlink:type="simple" xlink:href="http://www.packetfence.org/">http://www.packetfence.org</text:a></text:p>
      <text:list xml:id="list1313161474" text:continue-list="list566569662"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534796337"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667811233"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1"/>
      <text:list xml:id="list2073196847"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59"><text:span text:style-name="T15">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69094345"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6">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7">PacketFence Type (used in switches.conf)</text:p>
          </table:table-cell>
        </table:table-row>
        <table:table-row>
          <table:table-cell table:style-name="Table1.A2" office:value-type="string">
            <text:p text:style-name="P17">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7"/>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7"/>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7"/>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7">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7">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7">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7"/>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7"/>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7"/>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7"/>
          </table:table-cell>
          <table:table-cell table:style-name="Table1.A5" office:value-type="string">
            <text:p text:style-name="Table_20_Contents">4400 Wireless Controller</text:p>
          </table:table-cell>
          <table:table-cell table:style-name="Table1.A5" office:value-type="string">
            <text:p text:style-name="Table_20_Contents">Controller_4400_4_2_130</text:p>
          </table:table-cell>
        </table:table-row>
        <table:table-row>
          <table:table-cell table:style-name="Table1.A5" office:value-type="string">
            <text:p text:style-name="P17"/>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P17">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8"/>
          </table:table-cell>
          <table:table-cell table:style-name="Table1.A5" office:value-type="string">
            <text:p text:style-name="P20">DWS 3026</text:p>
          </table:table-cell>
          <table:table-cell table:style-name="Table1.A5" office:value-type="string">
            <text:p text:style-name="P20">Dlink::DWS_3026</text:p>
          </table:table-cell>
        </table:table-row>
        <table:table-row>
          <table:table-cell table:style-name="Table1.A5" office:value-type="string">
            <text:p text:style-name="P18">Dell</text:p>
          </table:table-cell>
          <table:table-cell table:style-name="Table1.A5" office:value-type="string">
            <text:p text:style-name="P20">PowerConnect 3424</text:p>
          </table:table-cell>
          <table:table-cell table:style-name="Table1.A5" office:value-type="string">
            <text:p text:style-name="P20">Dell::PowerConnect3424</text:p>
          </table:table-cell>
        </table:table-row>
        <table:table-row>
          <table:table-cell table:style-name="Table1.A5" office:value-type="string">
            <text:p text:style-name="P17">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8">Enterasys</text:p>
          </table:table-cell>
          <table:table-cell table:style-name="Table1.A5" office:value-type="string">
            <text:p text:style-name="P20">Matrix N3</text:p>
          </table:table-cell>
          <table:table-cell table:style-name="Table1.A5" office:value-type="string">
            <text:p text:style-name="P20">Enterasys::Matrix_N3</text:p>
          </table:table-cell>
        </table:table-row>
        <table:table-row>
          <table:table-cell table:style-name="Table1.A5" office:value-type="string">
            <text:p text:style-name="P18"/>
          </table:table-cell>
          <table:table-cell table:style-name="Table1.A5" office:value-type="string">
            <text:p text:style-name="P20">SecureStack C2</text:p>
          </table:table-cell>
          <table:table-cell table:style-name="Table1.A5" office:value-type="string">
            <text:p text:style-name="P20">Enterasys::SecureStack_C2</text:p>
          </table:table-cell>
        </table:table-row>
        <table:table-row>
          <table:table-cell table:style-name="Table1.A5" office:value-type="string">
            <text:p text:style-name="P18"/>
          </table:table-cell>
          <table:table-cell table:style-name="Table1.A5" office:value-type="string">
            <text:p text:style-name="P20">SecureStack C3</text:p>
          </table:table-cell>
          <table:table-cell table:style-name="Table1.A5" office:value-type="string">
            <text:p text:style-name="P20">Enterasys::SecureStack_C3</text:p>
          </table:table-cell>
        </table:table-row>
        <table:table-row>
          <table:table-cell table:style-name="Table1.A5" office:value-type="string">
            <text:p text:style-name="P18"/>
          </table:table-cell>
          <table:table-cell table:style-name="Table1.A5" office:value-type="string">
            <text:p text:style-name="P20">Standalone D2</text:p>
          </table:table-cell>
          <table:table-cell table:style-name="Table1.A5" office:value-type="string">
            <text:p text:style-name="P20">Enterasys::D2</text:p>
          </table:table-cell>
        </table:table-row>
        <table:table-row>
          <table:table-cell table:style-name="Table1.A5" office:value-type="string">
            <text:p text:style-name="P17">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7">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7"/>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7">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8"/>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8"/>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8">Intel</text:p>
          </table:table-cell>
          <table:table-cell table:style-name="Table1.A5" office:value-type="string">
            <text:p text:style-name="P20">Express 460</text:p>
          </table:table-cell>
          <table:table-cell table:style-name="Table1.A5" office:value-type="string">
            <text:p text:style-name="P20">Intel::Express_460</text:p>
          </table:table-cell>
        </table:table-row>
        <table:table-row>
          <table:table-cell table:style-name="Table1.A5" office:value-type="string">
            <text:p text:style-name="P19"/>
          </table:table-cell>
          <table:table-cell table:style-name="Table1.A5" office:value-type="string">
            <text:p text:style-name="P20">Express 530</text:p>
          </table:table-cell>
          <table:table-cell table:style-name="Table1.A5" office:value-type="string">
            <text:p text:style-name="P20">Intel::Express_530</text:p>
          </table:table-cell>
        </table:table-row>
        <table:table-row>
          <table:table-cell table:style-name="Table1.A5" office:value-type="string">
            <text:p text:style-name="P17">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7">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7">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399346426"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848327945" text:continue-numbering="true" text:style-name="Outline">
        <text:list-item>
          <text:list>
            <text:list-item>
              <text:h text:style-name="Heading_20_2" text:outline-level="2"/>
            </text:list-item>
            <text:list-item>
              <text:h text:style-name="P56"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4">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268677151"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1686680737" text:style-name="L2">
        <text:list-header>
          <text:p text:style-name="P49">❏<text:tab/>linkUp/linkDown</text:p>
          <text:p text:style-name="P49">❏<text:tab/>Port Security (with static MACs)</text:p>
        </text:list-header>
      </text:list>
      <text:p text:style-name="Text_20_body">Don't forget to update the startup config !</text:p>
      <text:p text:style-name="Text_20_body"/>
      <text:list xml:id="list418110254" text:continue-list="list268677151"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1531889032"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0"/>
      <text:list xml:id="list1196859979"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1065688642" text:continue-list="list1686680737" text:style-name="L2">
        <text:list-header>
          <text:p text:style-name="P49">❏<text:tab/>linkUp/linkDown</text:p>
        </text:list-header>
      </text:list>
      <text:p text:style-name="Text_20_body">Don't forget to update the startup config !</text:p>
      <text:p text:style-name="Text_20_body"/>
      <text:list xml:id="list1934733152" text:continue-list="list1196859979"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782045828" text:continue-list="list1065688642" text:style-name="L2">
        <text:list-header>
          <text:p text:style-name="P49">❏<text:tab/>Global config settings:</text:p>
        </text:list-header>
      </text:list>
      <text:p text:style-name="Code">create snmp host 192.168.1.60 v2c public</text:p>
      <text:p text:style-name="Code">create snmp user public ReadGroup</text:p>
      <text:p text:style-name="Code">enable snmp traps </text:p>
      <text:list xml:id="list2163654594" text:continue-numbering="true" text:style-name="L2">
        <text:list-header>
          <text:p text:style-name="P49">❏<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2121509745" text:continue-numbering="true" text:style-name="L2">
        <text:list-header>
          <text:p text:style-name="P49">❏<text:tab/>linkUp/linkDown</text:p>
          <text:p text:style-name="P49">❏<text:tab/>MAC Notification</text:p>
          <text:p text:style-name="P49">❏<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315152465" text:continue-list="list1934733152"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P30">❏<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1992148791"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546532998" text:continue-numbering="true" text:style-name="Outline">
        <text:list-item>
          <text:list>
            <text:list-item>
              <text:list>
                <text:list-item>
                  <text:list>
                    <text:list-item>
                      <text:h text:style-name="Heading_20_4" text:outline-level="4"/>
                    </text:list-item>
                    <text:list-item>
                      <text:h text:style-name="P58"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text:soft-page-break/>D-Link</text:p>
      <text:p text:style-name="Text_20_body">PacketFence supports D-Link switches with no VoIP using 2 different trap types:</text:p>
      <text:list xml:id="list357377136" text:continue-list="list2121509745" text:style-name="L2">
        <text:list-header>
          <text:p text:style-name="P49">❏<text:tab/>linkUp/linkDown</text:p>
          <text:p text:style-name="P49">❏<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845107131" text:continue-list="list1546532998"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1178052497"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648434777" text:continue-list="list357377136" text:style-name="L2">
        <text:list-header>
          <text:p text:style-name="P49">❏<text:tab/>linkUp/linkDown</text:p>
        </text:list-header>
      </text:list>
      <text:p text:style-name="Text_20_body"/>
      <text:p text:style-name="Heading_20_3">Edge-corE</text:p>
      <text:p text:style-name="Text_20_body">PacketFence supports Edge-corE switches with no VoIP using 1 trap type:</text:p>
      <text:list xml:id="list683131552" text:continue-numbering="true" text:style-name="L2">
        <text:list-header>
          <text:p text:style-name="P49">❏<text:tab/>linkUp/linkDown</text:p>
        </text:list-header>
      </text:list>
      <text:p text:style-name="Text_20_body">Don't forget to update the startup config !</text:p>
      <text:p text:style-name="Text_20_body"/>
      <text:list xml:id="list1863760640" text:continue-list="list1178052497"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P5"><text:soft-page-break/></text:p>
      <text:p text:style-name="Heading_20_3">Enterasys</text:p>
      <text:p text:style-name="Text_20_body">PacketFence supports Enterasys switches with no VoIP using 2 different trap types:</text:p>
      <text:list xml:id="list1947944376" text:continue-list="list683131552" text:style-name="L2">
        <text:list-header>
          <text:p text:style-name="P49">❏<text:tab/>linkUp/linkDown</text:p>
          <text:p text:style-name="P49">❏<text:tab/>MAC Locking (Port Security with static MACs)</text:p>
        </text:list-header>
      </text:list>
      <text:p text:style-name="Text_20_body"><text:span text:style-name="T10">We recommend to enable MAC locking only</text:span><text:span text:style-name="T12">.</text:span></text:p>
      <text:p text:style-name="Text_20_body">Don't forget to update the startup config !</text:p>
      <text:p text:style-name="Text_20_body"/>
      <text:list xml:id="list1632271955" text:continue-list="list1863760640"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410500298" text:continue-numbering="true" text:style-name="Outline">
        <text:list-item>
          <text:list>
            <text:list-item>
              <text:list>
                <text:list-item>
                  <text:list>
                    <text:list-item>
                      <text:h text:style-name="Heading_20_4" text:outline-level="4"><text:soft-page-break/>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list xml:id="list332893713"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P33">❏<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669076994"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text:soft-page-break/>Extreme Networks</text:p>
      <text:p text:style-name="Text_20_body">PacketFence supports Extreme Networks switches with no VoIP using 1 trap type:</text:p>
      <text:list xml:id="list517500435" text:continue-list="list1947944376" text:style-name="L2">
        <text:list-header>
          <text:p text:style-name="P49">❏<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240383733" text:continue-list="list1669076994" text:style-name="Outline">
        <text:list-item>
          <text:list>
            <text:list-item>
              <text:list>
                <text:list-item>
                  <text:list>
                    <text:list-item>
                      <text:h text:style-name="Heading_20_4" text:outline-level="4">Summit X250e</text:h>
                    </text:list-item>
                  </text:list>
                </text:list-item>
              </text:list>
            </text:list-item>
          </text:list>
        </text:list-item>
      </text:list>
      <text:list xml:id="list277498493" text:continue-list="list517500435" text:style-name="L2">
        <text:list-header>
          <text:p text:style-name="P49">❏<text:tab/>Global config settings:</text:p>
        </text:list-header>
      </text:list>
      <text:p text:style-name="P28">enable snmp access</text:p>
      <text:p text:style-name="P28">configure snmp add trapreceiver 192.168.1.60 community public</text:p>
      <text:list xml:id="list502033605" text:continue-numbering="true" text:style-name="L2">
        <text:list-header>
          <text:p text:style-name="P49">❏<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Foundry</text:p>
      <text:list xml:id="list1134893210" text:continue-list="list1240383733"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1119770854" text:continue-list="list502033605" text:style-name="L2">
        <text:list-header>
          <text:p text:style-name="P49">❏<text:tab/>linkUp/linkDown</text:p>
        </text:list-header>
      </text:list>
      <text:p text:style-name="Text_20_body">Exact command-line configuration to be contributed...</text:p>
      <text:p text:style-name="Standard"/>
      <text:p text:style-name="Heading_20_3">HP ProCurve</text:p>
      <text:p text:style-name="Text_20_body">PacketFence supports ProCurve switches with no VoIP using 2 different trap types:</text:p>
      <text:list xml:id="list361403908" text:continue-numbering="true" text:style-name="L2">
        <text:list-header>
          <text:p text:style-name="P49">❏<text:tab/>linkUp/linkDown</text:p>
          <text:p text:style-name="P49">❏<text:tab/>Port Security (with static MACs)</text:p>
        </text:list-header>
      </text:list>
      <text:p text:style-name="Text_20_body"><text:span text:style-name="T10">We recommend to enable Port Security only</text:span><text:span text:style-name="T12">.</text:span></text:p>
      <text:p text:style-name="Text_20_body">Don't forget to update the startup config !</text:p>
      <text:p text:style-name="P3"><text:soft-page-break/></text:p>
      <text:list xml:id="list1951071078" text:continue-list="list1134893210"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495661294"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409644583"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P34">Intel</text:p>
      <text:list xml:id="list1776255815"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33165149" text:continue-list="list361403908" text:style-name="L2">
        <text:list-header>
          <text:p text:style-name="P49">❏<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1348042107" text:continue-numbering="true" text:style-name="L2">
        <text:list-header>
          <text:p text:style-name="P49">❏<text:tab/>linkUp/linkDown</text:p>
        </text:list-header>
      </text:list>
      <text:p text:style-name="Text_20_body">Don't forget to update the startup config !</text:p>
      <text:p text:style-name="Heading_20_3"/>
      <text:list xml:id="list1510559537" text:continue-list="list1776255815"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
      <text:p text:style-name="Heading_20_3">Nortel</text:p>
      <text:p text:style-name="Text_20_body">PacketFence supports Nortel switches with VoIP using 1 trap type:</text:p>
      <text:list xml:id="list1341806563" text:continue-list="list1348042107" text:style-name="L2">
        <text:list-header>
          <text:p text:style-name="P49">❏<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text:soft-page-break/></text:p>
      <text:list xml:id="list1936470232" text:continue-list="list1510559537"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2059861977" text:continue-numbering="true" text:style-name="Outline">
        <text:list-item>
          <text:list>
            <text:list-item>
              <text:list>
                <text:list-item>
                  <text:list>
                    <text:list-item>
                      <text:h text:style-name="Heading_20_4" text:outline-level="4"/>
                    </text:list-item>
                    <text:list-item>
                      <text:h text:style-name="P58"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1435717190"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1891897676" text:continue-list="list1341806563" text:style-name="L2">
        <text:list-header>
          <text:p text:style-name="P49">❏<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253222441" text:continue-list="list1435717190" text:style-name="Outline">
        <text:list-item>
          <text:list>
            <text:list-item>
              <text:h text:style-name="P56"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6"><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22"/>
      <text:p text:style-name="P32">Once you have entered a first section into conf/networks.conf, the PacketFence web admin GUI will present you with an interface to this configuration file.</text:p>
      <text:p text:style-name="P22"><draw:frame draw:style-name="fr3" draw:name="graphics5" text:anchor-type="paragraph" svg:x="2.734cm" svg:y="0cm" svg:width="14.589cm" svg:height="4.336cm" draw:z-index="5"><draw:image xlink:href="Pictures/10000000000004270000013C071A2B08.png" xlink:type="simple" xlink:show="embed" xlink:actuate="onLoad"/></draw:frame></text:p>
      <text:list xml:id="list516320571"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42621350" text:style-name="L3">
        <text:list-header>
          <text:p text:style-name="P50">❏<text:tab/>several SSIDs with several VLANs inside each SSID</text:p>
          <text:p text:style-name="P50">❏<text:tab/>authentication against a RADIUS server</text:p>
          <text:p text:style-name="P50">❏<text:tab/>dynamic VLAN assignment (through RADIUS attributes)</text:p>
          <text:p text:style-name="P50">❏<text:tab/>SNMP deauthentication traps</text:p>
          <text:p text:style-name="P50">❏<text:tab/>the deauthentication of an associated station</text:p>
        </text:list-header>
      </text:list>
      <text:list xml:id="list737762308" text:continue-list="list516320571"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919875816"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text:soft-page-break/>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537407797"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3">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5"/>
      <text:p text:style-name="P33"><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796682435" text:style-name="L4">
        <text:list-item>
          <text:p text:style-name="P40"><text:span text:style-name="T9">log</text:span>: log a message to the file specified in <text:span text:style-name="T9">[alerting].log</text:span></text:p>
        </text:list-item>
        <text:list-item>
          <text:p text:style-name="P40"><text:span text:style-name="T9">email</text:span>: email the address specified in <text:span text:style-name="T9">[alerting].emailaddr</text:span>, using <text:span text:style-name="T9">[alerting].smtpserver</text:span>. Multiple emailaddr can be sperated by comma.</text:p>
        </text:list-item>
        <text:list-item>
          <text:p text:style-name="P40"><text:span text:style-name="T9">trap</text:span>: isolate the host and place them in violation. It opens a violation and leaves it open. If trap is not there, a violation is opened and then automatically closed</text:p>
        </text:list-item>
        <text:list-item>
          <text:p text:style-name="P40"><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40"><text:span text:style-name="T9">external: e</text:span>xecute an external command, specified in <text:span text:style-name="T9">[paths].externalapi</text:span></text:p>
          <text:list>
            <text:list-header>
              <text:p text:style-name="P46"><text:span text:style-name="T7">❏<text:tab/></text:span><text:span text:style-name="T9">vlan: </text:span><text:span text:style-name="T6">Destination VLAN where PacketFence should put the client when a violation of this <text:tab/><text:tab/>type is open. The VLAN value can be:</text:span></text:p>
            </text:list-header>
          </text:list>
        </text:list-item>
        <text:list-item>
          <text:p text:style-name="P41"><text:span text:style-name="T9">isolationVlan</text:span><text:span text:style-name="T6">: Isolation VLAN as specified in </text:span><text:span text:style-name="T9">switches.conf</text:span><text:span text:style-name="T6">. This is the recommended value for most violation types.</text:span></text:p>
        </text:list-item>
        <text:list-item>
          <text:p text:style-name="P40"><text:span text:style-name="T9">registrationVlan</text:span><text:span text:style-name="T6">: Registration VLAN as specified in </text:span><text:span text:style-name="T9">switches.conf</text:span><text:span text:style-name="T6">.</text:span></text:p>
        </text:list-item>
        <text:list-item>
          <text:p text:style-name="P40"><text:span text:style-name="T9">normalVlan</text:span><text:span text:style-name="T6">: Normal VLAN as specified in </text:span><text:span text:style-name="T9">switches.conf</text:span><text:span text:style-name="T6">. Note: It is preferable not to trap than to trap and put in normal VLAN. Make sure you understand what you are doing.</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
      <text:p text:style-name="Code"><text:soft-page-break/>snort_rules=<text:span text:style-name="T11">local.rules,bleeding-attack_response.rules,bleeding-exploit.rules,bleeding-p2p.rules,bleeding-scan.rules,bleeding-virus.rules</text:span></text:p>
      <text:p text:style-name="P27">vlan=isolationVl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608946513" text:continue-list="list1537407797"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369304005"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9">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1">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9">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9">locationlog</text:span> table. We recommend that closed entries in this table be moved to an archive table after some time. A closed record is one where the <text:span text:style-name="T9">end_time </text:span>field is set to a date (strickly speaking it is when <text:span text:style-name="T9">end_time</text:span> is not null and not equals to 0).</text:p>
      <text:p text:style-name="Text_20_body">Here are the steps to automatically archive closed records older than two months from <text:span text:style-name="T9">locationlog</text:span>:</text:p>
      <text:list xml:id="list229510174" text:continue-list="list1891897676" text:style-name="L2">
        <text:list-header>
          <text:p text:style-name="P53">❏<text:tab/>Create a <text:span text:style-name="T9">locationlog_history</text:span> table based on <text:span text:style-name="T9">locationlog</text:span> (but maybe get rid of indexes?)</text:p>
          <text:p text:style-name="P53">❏<text:tab/>In a script executed by <text:span text:style-name="T9">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5">For reference you can check the <text:span text:style-name="T9">database-backup-and-maintenance.sh</text:span> script in <text:span text:style-name="T9">addons/</text:span> that performs this cleanup in addition to optimize tables on Sunday and daily backups.</text:p>
      <text:p text:style-name="Text_20_body"/>
      <text:p text:style-name="P3"/>
      <text:list xml:id="list1416207444" text:continue-list="list1369304005"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409110998" text:continue-numbering="true" text:style-name="Outline">
        <text:list-item>
          <text:list>
            <text:list-item>
              <text:h text:style-name="Heading_20_2" text:outline-level="2">Database</text:h>
            </text:list-item>
          </text:list>
        </text:list-item>
      </text:list>
      <text:list xml:id="list1412244638" text:style-name="L5">
        <text:list-item>
          <text:list>
            <text:list-item>
              <text:p text:style-name="P43">A local MySQL database server on each PacketFence box and replication of the database partition using drbd</text:p>
              <text:list>
                <text:list-item>
                  <text:p text:style-name="P45">You have to make sure that only one database server is running at each time (don't double-mount the partition)</text:p>
                </text:list-item>
                <text:list-item>
                  <text:p text:style-name="P45">You have to authorize the necessary ports for DRBD using conf/iptables.pre if you are using PacketFence 1.7.x</text:p>
                </text:list-item>
              </text:list>
            </text:list-item>
            <text:list-item>
              <text:p text:style-name="P43">A remote MySQL database server with its own high availability setup</text:p>
            </text:list-item>
          </text:list>
        </text:list-item>
      </text:list>
      <text:list xml:id="list605248730" text:continue-list="list409110998"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9">&lt;your PacketFence hostname.your organisation.your TLD&gt;</text:span>. It should also be used as the SNMP trap server address in your switch's configurations.</text:p>
      <text:list xml:id="list704712309"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646807196"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4">How to add a new person ?</text:p>
      <text:p text:style-name="Text_20_body">Go in the Web Admin GUI to Person -&gt; Add </text:p>
      <text:p text:style-name="Text_20_body">Fill the 2 following fields:</text:p>
      <text:list xml:id="list589979213" text:style-name="L6">
        <text:list-item>
          <text:list>
            <text:list-header>
              <text:p text:style-name="P51">❏<text:tab/>Identifier</text:p>
              <text:p text:style-name="P51">❏<text:tab/>Notes</text:p>
            </text:list-header>
          </text:list>
        </text:list-item>
      </text:list>
      <text:p text:style-name="Text_20_body">Click on the Add button to save it</text:p>
      <text:list xml:id="list2038643674" text:continue-list="list1646807196"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979733330" text:style-name="L7">
        <text:list-header>
          <text:p text:style-name="P52">❏<text:tab/>ip: switch IP address </text:p>
          <text:p text:style-name="P52">❏<text:tab/>mode </text:p>
          <text:list>
            <text:list-item>
              <text:p text:style-name="P44">testing: pfsetvlan writes in the log files what it would normally do, but it doesn't react on the traps, it does not change any VLAN.</text:p>
            </text:list-item>
            <text:list-item>
              <text:p text:style-name="P44">registration: pfsetvlan automatically register all MAC addresses seen on the switch ports. As in testing mode, no VLAN changes are done.</text:p>
            </text:list-item>
            <text:list-item>
              <text:p text:style-name="P44">production: this is the regular working mode; pfsetvlan sends the SNMP writes to change the VLAN on the switch ports.</text:p>
              <text:p text:style-name="P42"><text:span text:style-name="T10">CAUTION</text:span>: <text:span text:style-name="T13">If [trapping.testing] (see pf.conf) is enabled, PacketFence will consider that all the switches are in test whatever the working mode is !</text:span></text:p>
            </text:list-item>
          </text:list>
          <text:p text:style-name="P52">❏<text:tab/>uplink: list of ports that are NOT managed by PacketFence. All uplink ports must be defined here! </text:p>
          <text:list text:continue-numbering="true">
            <text:list-item>
              <text:p text:style-name="P44">Dynamic (default): PF queries the switch using CDP (Cisco only !!) to get the uplinks</text:p>
            </text:list-item>
            <text:list-item>
              <text:p text:style-name="P44">1,2,10001,10002,... : uplink list <text:s/>if a hub is plugged in a port, this port must be declared as uplink !!! </text:p>
            </text:list-item>
          </text:list>
          <text:p text:style-name="P52"/>
          <text:p text:style-name="P54">❏<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4">Cisco::Catalyst_2960</text:p>
            </text:list-item>
            <text:list-item>
              <text:p text:style-name="P44">Extreme::Summit_X250e</text:p>
            </text:list-item>
          </text:list>
        </text:list-header>
      </text:list>
      <text:p text:style-name="Heading_20_3">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1301984071" text:continue-list="list2038643674"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507261405"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951698283" text:continue-numbering="true" text:style-name="Outline">
        <text:list-item>
          <text:list>
            <text:list-item>
              <text:h text:style-name="Heading_20_2" text:outline-level="2">Oinkmaster</text:h>
            </text:list-item>
          </text:list>
        </text:list-item>
      </text:list>
      <text:p text:style-name="P23">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654182563"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442385317"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4">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oft-page-break/><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text:soft-page-break/>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text:soft-page-break/>[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4">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5">[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5">[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46474874"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706290894"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6"/>
      <text:list xml:id="list1053776458"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10 Inverse inc.<text:tab/><text:chapter text:display="name" text:outline-level="1">Frequently Asked Questions</text:chapter><text:tab/><text:page-number text:select-page="current">5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1-05T11:02:36</dc:date>
    <meta:editing-cycles>724</meta:editing-cycles>
    <meta:editing-duration>PT315H46M14S</meta:editing-duration>
    <dc:creator>Olivier Bilodeau</dc:creator>
    <meta:document-statistic meta:table-count="1" meta:image-count="6" meta:object-count="0" meta:page-count="81" meta:paragraph-count="1362" meta:word-count="11350" meta:character-count="79990"/>
    <meta:user-defined meta:name="Info 1"/>
    <meta:user-defined meta:name="Info 2"/>
    <meta:user-defined meta:name="Info 3"/>
    <meta:user-defined meta:name="Info 4"/>
  </office:meta>
</office:document-meta>
</file>